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line-height="115%"/>
      <style:text-properties fo:font-size="12pt" fo:font-weight="bold"/>
    </style:style>
    <style:style style:name="P3" style:family="paragraph" style:parent-style-name="Text_20_body">
      <style:paragraph-properties fo:line-height="115%"/>
      <style:text-properties style:font-name="Arial1" fo:font-size="16pt" fo:font-weight="bold"/>
    </style:style>
    <style:style style:name="P4" style:family="paragraph" style:parent-style-name="Text_20_body">
      <style:paragraph-properties fo:line-height="115%"/>
      <style:text-properties style:font-name="Arial1" fo:font-size="16pt" fo:font-weight="bold" fo:background-color="#c5000b" style:font-size-asian="16pt" style:font-size-complex="16pt"/>
    </style:style>
    <style:style style:name="P5" style:family="paragraph" style:parent-style-name="Text_20_body">
      <style:paragraph-properties fo:line-height="115%"/>
      <style:text-properties style:font-name="Arial1" fo:font-size="14pt" fo:language="en" fo:country="US" fo:font-weight="bold"/>
    </style:style>
    <style:style style:name="P6" style:family="paragraph" style:parent-style-name="Text_20_body">
      <style:paragraph-properties fo:text-align="center" style:justify-single-word="false"/>
      <style:text-properties style:font-name="Arial1" fo:font-size="14pt" fo:language="en" fo:country="US" fo:font-weight="bold"/>
    </style:style>
    <style:style style:name="P7" style:family="paragraph" style:parent-style-name="Text_20_body">
      <style:paragraph-properties fo:line-height="115%" fo:text-align="center" style:justify-single-word="false">
        <style:tab-stops>
          <style:tab-stop style:position="4.997cm"/>
        </style:tab-stops>
      </style:paragraph-properties>
      <style:text-properties style:font-name="Arial1" fo:font-size="14pt" fo:font-weight="bold"/>
    </style:style>
    <style:style style:name="P8" style:family="paragraph" style:parent-style-name="Text_20_body">
      <style:paragraph-properties fo:line-height="115%"/>
      <style:text-properties style:font-name="Arial1" fo:font-size="14pt" fo:font-weight="bold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font-size="14pt" fo:font-weight="bold" fo:background-color="#c5000b" style:font-size-asian="14pt" style:font-size-complex="14pt"/>
    </style:style>
    <style:style style:name="P10" style:family="paragraph" style:parent-style-name="Text_20_body">
      <style:paragraph-properties fo:text-align="end" style:justify-single-word="false"/>
      <style:text-properties style:font-name="Arial1" fo:font-size="13pt" fo:language="en" fo:country="US" fo:font-weight="bold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1" fo:font-size="17pt" fo:language="en" fo:country="US" fo:font-weight="bold"/>
    </style:style>
    <style:style style:name="P12" style:family="paragraph" style:parent-style-name="Text_20_body">
      <style:paragraph-properties fo:text-align="justify" style:justify-single-word="false"/>
      <style:text-properties style:font-name="Arial1"/>
    </style:style>
    <style:style style:name="P13" style:family="paragraph" style:parent-style-name="Table_20_Contents">
      <style:text-properties style:font-name="Arial1"/>
    </style:style>
    <style:style style:name="P14" style:family="paragraph" style:parent-style-name="Table_20_Contents">
      <style:text-properties style:font-name="Arial1" fo:font-size="12pt" style:font-size-asian="12pt" style:font-size-complex="12pt"/>
    </style:style>
    <style:style style:name="P15" style:family="paragraph" style:parent-style-name="Table_20_Contents">
      <style:paragraph-properties fo:line-height="115%"/>
      <style:text-properties style:font-name="Arial1" fo:font-size="12pt" style:font-size-asian="12pt" style:font-size-complex="12pt"/>
    </style:style>
    <style:style style:name="P16" style:family="paragraph" style:parent-style-name="Table_20_Contents">
      <style:paragraph-properties fo:line-height="115%">
        <style:tab-stops>
          <style:tab-stop style:position="4.851cm"/>
          <style:tab-stop style:position="5.057cm"/>
        </style:tab-stops>
      </style:paragraph-properties>
      <style:text-properties style:font-name="Arial1" fo:font-size="12pt" style:font-size-asian="12pt" style:font-size-complex="12pt"/>
    </style:style>
    <style:style style:name="P17" style:family="paragraph" style:parent-style-name="Heading_20_1">
      <style:paragraph-properties fo:line-height="115%" fo:text-align="center" style:justify-single-word="false" fo:break-before="page"/>
      <style:text-properties style:font-name="Arial1" fo:font-size="14pt" fo:font-weight="bold" style:font-size-asian="14pt" style:font-size-complex="14pt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2">
      <style:paragraph-properties fo:line-height="150%" fo:text-align="justify" style:justify-single-word="false"/>
      <style:text-properties style:font-name="Arial1" fo:font-size="14pt" fo:font-weight="bold" style:font-size-asian="14pt" style:font-size-complex="14pt"/>
    </style:style>
    <style:style style:name="P20" style:family="paragraph" style:parent-style-name="Heading_20_2">
      <style:paragraph-properties fo:line-height="150%"/>
      <style:text-properties style:font-name="Arial1" fo:font-size="14pt" fo:font-weight="bold" fo:background-color="#0084d1" style:font-size-asian="14pt" style:font-size-complex="14pt"/>
    </style:style>
    <style:style style:name="P21" style:family="paragraph" style:parent-style-name="Heading_20_2">
      <style:paragraph-properties fo:line-height="150%" fo:text-align="justify" style:justify-single-word="false"/>
      <style:text-properties style:font-name="Arial1" fo:font-size="14pt" fo:font-weight="bold" fo:background-color="#0084d1" style:font-size-asian="14pt" style:font-size-complex="14pt"/>
    </style:style>
    <style:style style:name="P22" style:family="paragraph" style:parent-style-name="Heading_20_2">
      <style:paragraph-properties fo:line-height="150%"/>
      <style:text-properties style:font-name="Arial1" fo:font-size="14pt" fo:font-weight="bold" fo:background-color="#c5000b" style:font-size-asian="14pt" style:font-size-complex="14pt"/>
    </style:style>
    <style:style style:name="P23" style:family="paragraph" style:parent-style-name="Heading_20_2">
      <style:paragraph-properties fo:line-height="150%" fo:text-align="justify" style:justify-single-word="false"/>
      <style:text-properties style:font-name="Arial1" fo:font-size="14pt" fo:font-weight="bold" fo:background-color="#c5000b" style:font-size-asian="14pt" style:font-size-complex="14pt"/>
    </style:style>
    <style:style style:name="P24" style:family="paragraph" style:parent-style-name="Heading_20_1">
      <style:paragraph-properties fo:line-height="115%"/>
      <style:text-properties style:font-name="Arial1" fo:font-size="16pt" fo:font-weight="bold" fo:background-color="#579d1c" style:font-size-asian="16pt" style:font-size-complex="16pt"/>
    </style:style>
    <style:style style:name="P25" style:family="paragraph" style:parent-style-name="Heading_20_1">
      <style:paragraph-properties fo:line-height="150%" fo:text-align="justify" style:justify-single-word="false"/>
      <style:text-properties style:font-name="Arial1" fo:font-size="16pt" fo:font-weight="bold" fo:background-color="#c5000b" style:font-size-asian="16pt" style:font-size-complex="16pt"/>
    </style:style>
    <style:style style:name="P26" style:family="paragraph" style:parent-style-name="Heading_20_1">
      <style:paragraph-properties fo:line-height="150%" fo:text-align="justify" style:justify-single-word="false"/>
      <style:text-properties style:font-name="Arial1" fo:font-size="16pt" fo:font-weight="bold" fo:background-color="#0084d1" style:font-size-asian="16pt" style:font-size-complex="16pt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Arial1" fo:font-size="14pt" fo:font-weight="normal" fo:background-color="#008000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Arial1" fo:font-size="14pt" fo:font-weight="normal" fo:background-color="#0084d1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Arial1" fo:font-size="14pt" fo:font-weight="normal" fo:background-color="#c5000b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Arial1" fo:font-size="14pt" fo:font-weight="normal" fo:background-color="transparent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line-height="150%"/>
      <style:text-properties style:font-name="Arial1" fo:font-size="12pt" fo:font-weight="normal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fo:font-size="12pt" fo:font-weight="normal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line-height="150%"/>
      <style:text-properties style:font-name="Arial1" fo:font-size="16pt" fo:font-weight="bold" fo:background-color="#c5000b" style:font-size-asian="16pt" style:font-size-complex="16pt"/>
    </style:style>
    <style:style style:name="P37" style:family="paragraph" style:parent-style-name="Heading_20_1">
      <style:paragraph-properties fo:line-height="150%" fo:break-before="page"/>
      <style:text-properties style:font-name="Arial1" fo:font-size="16pt" fo:font-weight="bold" fo:background-color="#579d1c" style:font-size-asian="16pt" style:font-size-complex="16pt"/>
    </style:style>
    <style:style style:name="P38" style:family="paragraph" style:parent-style-name="Heading_20_1">
      <style:paragraph-properties fo:line-height="150%"/>
      <style:text-properties style:font-name="Arial1" fo:font-size="16pt" fo:font-weight="bold" fo:background-color="#579d1c" style:font-size-asian="16pt" style:font-size-complex="16pt"/>
    </style:style>
    <style:style style:name="P39" style:family="paragraph" style:parent-style-name="Heading_20_1">
      <style:paragraph-properties fo:line-height="150%"/>
      <style:text-properties style:font-name="Arial1" fo:font-size="16pt" fo:font-weight="bold" fo:background-color="transparent" style:font-size-asian="16pt" style:font-size-complex="16pt"/>
    </style:style>
    <style:style style:name="P40" style:family="paragraph" style:parent-style-name="Heading_20_2">
      <style:paragraph-properties fo:line-height="150%"/>
      <style:text-properties style:font-name="Arial1" fo:font-size="14pt" fo:font-weight="bold" fo:background-color="#579d1c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background-color="#c5000b"/>
    </style:style>
    <style:style style:name="T3" style:family="text">
      <style:text-properties fo:background-color="#579d1c"/>
    </style:style>
    <style:style style:name="T4" style:family="text">
      <style:text-properties fo:background-color="#0084d1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4PRJ4 – IHA </text:p>
      <text:p text:style-name="P5">**FIRMA NAVN**</text:p>
      <text:p text:style-name="P6"/>
      <text:p text:style-name="P10">Dato: 11/02 – 2012</text:p>
      <text:p text:style-name="P11">Material Sorter</text:p>
      <text:p text:style-name="P7">Projektrapport</text:p>
      <text:p text:style-name="P12"/>
      <text:p text:style-name="P2"/>
      <text:p text:style-name="P2">Vejleder: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#1</text:p>
            <text:p text:style-name="P13">Projektvejleder: <text:s text:c="23"/>Navn: <text:span text:style-name="T5">**VEJLEDER**</text:span></text:p>
          </table:table-cell>
        </table:table-row>
      </table:table>
      <text:p text:style-name="P2"/>
      <text:p text:style-name="P2">Deltagere: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#1</text:p>
            <text:p text:style-name="P15">Studienummer: 10778 <text:s text:c="9"/>Navn: René Høgh Thomsen </text:p>
          </table:table-cell>
        </table:table-row>
        <table:table-row>
          <table:table-cell table:style-name="Table2.A2" office:value-type="string">
            <text:p text:style-name="P14">#2</text:p>
            <text:p text:style-name="P15"><text:span text:style-name="T1">Studienummer: 10517 <text:s text:c="9"/>Navn: Cong Thanh Dao</text:span> </text:p>
          </table:table-cell>
        </table:table-row>
        <table:table-row>
          <table:table-cell table:style-name="Table2.A2" office:value-type="string">
            <text:p text:style-name="P14">#3</text:p>
            <text:p text:style-name="P15">Studienummer: 10430 <text:s text:c="9"/>Navn: Søren Howe Gersager </text:p>
          </table:table-cell>
        </table:table-row>
        <table:table-row>
          <table:table-cell table:style-name="Table2.A2" office:value-type="string">
            <text:p text:style-name="P14">#4</text:p>
            <text:p text:style-name="P15">Studienummer: 10791 <text:s text:c="9"/>Navn: Michael Batz Hansen </text:p>
          </table:table-cell>
        </table:table-row>
        <table:table-row>
          <table:table-cell table:style-name="Table2.A2" office:value-type="string">
            <text:p text:style-name="P14">#5</text:p>
            <text:p text:style-name="P16">Studienummer: 10898 <text:s text:c="9"/>Navn: Sam Luu Tong </text:p>
          </table:table-cell>
        </table:table-row>
        <table:table-row>
          <table:table-cell table:style-name="Table2.A2" office:value-type="string">
            <text:p text:style-name="P14">#6</text:p>
            <text:p text:style-name="P15">Studienummer: 10754 <text:s text:c="9"/>Navn: Nicolaj Quottrup </text:p>
          </table:table-cell>
        </table:table-row>
        <table:table-row>
          <table:table-cell table:style-name="Table2.A7" office:value-type="string">
            <text:p text:style-name="P14">#7</text:p>
            <text:p text:style-name="P15">Studienummer: 10568 <text:s text:c="9"/>Navn: Yusuf Tezel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Dato:</text:p>
            <text:p text:style-name="P13"/>
          </table:table-cell>
          <table:table-cell table:style-name="Table3.B1" office:value-type="string">
            <text:p text:style-name="P13">Godkendt af: </text:p>
          </table:table-cell>
        </table:table-row>
      </table:table>
      <text:p text:style-name="P2"/>
      <text:h text:style-name="P17" text:outline-level="1">SLETTES VED FÆRDIGE VERSION</text:h>
      <text:p text:style-name="P29">Jeg har som guide markeret områder alt efter hvornår, de skal laves. </text:p>
      <text:p text:style-name="P29">Dette er for at vi hurtigere kan komme i gang med rapporten. Med det menes at vi undervejs under projektet kan lave på rapporten, for at spare tid til sidst, samt at det så ligger klarere i hovedet, hvad vi gjorde og hvorfor.</text:p>
      <text:p text:style-name="P30">I STARTEN(Før i gang med Construction)</text:p>
      <text:p text:style-name="P31">UNDER UDVIKLING(Use Case lavet)</text:p>
      <text:p text:style-name="P32">TIL SIDST(Lavet produktet)</text:p>
      <text:p text:style-name="P32"/>
      <text:p text:style-name="P33">Nogle punkter blandet sammen, da dele af dem kan laves under forskellige trin.</text:p>
      <text:h text:style-name="P37" text:outline-level="1">Res<text:span text:style-name="T2">umé</text:span></text:h>
      <text:p text:style-name="P34">Tekst.</text:p>
      <text:h text:style-name="P38" text:outline-level="1">Abs<text:span text:style-name="T2">tract</text:span></text:h>
      <text:p text:style-name="P34">Tekst.</text:p>
      <text:p text:style-name="P36"/>
      <text:table-of-content text:style-name="Sect1" text:protected="true" text:name="Table of Contents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Indholdsfortegnelse</text:p>
          </text:index-title>
          <text:p text:style-name="P27">SLETTES VED FÆRDIGE VERSION<text:tab/>2</text:p>
          <text:p text:style-name="P27">Resumé<text:tab/>3</text:p>
          <text:p text:style-name="P27">Abstract<text:tab/>3</text:p>
          <text:p text:style-name="P27">1. Forord<text:tab/>5</text:p>
          <text:p text:style-name="P27">2. Indledning<text:tab/>5</text:p>
          <text:p text:style-name="P27">3. Opgaveformulering<text:tab/>5</text:p>
          <text:p text:style-name="P27">4. Projektbeskrivelse<text:tab/>5</text:p>
          <text:p text:style-name="P28">4.1 Afgrænsning<text:tab/>5</text:p>
          <text:p text:style-name="P28">4.2 Projektgennemførelse<text:tab/>5</text:p>
          <text:p text:style-name="P28">4.3 Metoder<text:tab/>5</text:p>
          <text:p text:style-name="P28">4.4 Designprocessen<text:tab/>5</text:p>
          <text:p text:style-name="P28">4.5 Udviklingsværktøjer<text:tab/>5</text:p>
          <text:p text:style-name="P28">4.6 Resultater<text:tab/>5</text:p>
          <text:p text:style-name="P28">4.8 Fortræffeligheder<text:tab/>6</text:p>
          <text:p text:style-name="P28">4.9 Opnåede erfaringer<text:tab/>6</text:p>
          <text:p text:style-name="P28">4.10 Forbedringer<text:tab/>6</text:p>
          <text:p text:style-name="P27">5. Konklusion <text:tab/>6</text:p>
          <text:p text:style-name="P27">6. Referencer<text:tab/>6</text:p>
        </text:index-body>
      </text:table-of-content>
      <text:p text:style-name="P4"/>
      <text:p text:style-name="P8"/>
      <text:h text:style-name="P24" text:outline-level="1"/>
      <text:h text:style-name="P37" text:outline-level="1">1. Forord</text:h>
      <text:p text:style-name="P34">Tekst.</text:p>
      <text:h text:style-name="P38" text:outline-level="1">2. Indledning</text:h>
      <text:p text:style-name="P34">Tekst.</text:p>
      <text:h text:style-name="P38" text:outline-level="1">3. Opgaveformulering</text:h>
      <text:p text:style-name="P34">Tekst.</text:p>
      <text:h text:style-name="P39" text:outline-level="1">4. Projektbeskrivelse</text:h>
      <text:p text:style-name="P34">Tekst.</text:p>
      <text:h text:style-name="P40" text:outline-level="2">4.1 Afgrænsning</text:h>
      <text:p text:style-name="P34">Tekst.</text:p>
      <text:h text:style-name="P22" text:outline-level="2">4.2 Projektgennemførelse</text:h>
      <text:p text:style-name="P34">Tekst.</text:p>
      <text:h text:style-name="P20" text:outline-level="2"><text:span text:style-name="T3">4.3 Me</text:span>toder</text:h>
      <text:p text:style-name="P34">Tekst.</text:p>
      <text:h text:style-name="P21" text:outline-level="2">4.4 Designprocessen</text:h>
      <text:p text:style-name="P35">Tekst.</text:p>
      <text:h text:style-name="P19" text:outline-level="2"><text:span text:style-name="T3">4.5 Udviklings</text:span><text:span text:style-name="T4">værktøjer</text:span></text:h>
      <text:p text:style-name="P35">Tekst.</text:p>
      <text:h text:style-name="P23" text:outline-level="2">4.6 Resultater</text:h>
      <text:p text:style-name="P35">Tekst.</text:p>
      <text:p text:style-name="P9"><text:soft-page-break/>4.7 Diskussion</text:p>
      <text:p text:style-name="P35">Tekst.</text:p>
      <text:h text:style-name="P19" text:outline-level="2"><text:span text:style-name="T4">4.8 Fortræf</text:span><text:span text:style-name="T2">feligheder</text:span></text:h>
      <text:p text:style-name="P35">Tekst.</text:p>
      <text:h text:style-name="P21" text:outline-level="2">4.9 Opnåede <text:span text:style-name="T2">erfaringer</text:span></text:h>
      <text:p text:style-name="P35">Tekst.</text:p>
      <text:h text:style-name="P21" text:outline-level="2">4.10 Forbed<text:span text:style-name="T2">ringer</text:span></text:h>
      <text:p text:style-name="P35">Tekst.</text:p>
      <text:h text:style-name="P25" text:outline-level="1">5. Konklusion </text:h>
      <text:p text:style-name="P35">Tekst.</text:p>
      <text:h text:style-name="P26" text:outline-level="1">6. Referencer</text:h>
      <text:p text:style-name="P35">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ide <text:page-number text:select-page="current">6</text:page-number> a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5:29:00.48</meta:creation-date>
    <dc:date>2012-02-11T20:53:31.25</dc:date>
    <meta:editing-duration>PT31M34S</meta:editing-duration>
    <meta:editing-cycles>18</meta:editing-cycles>
    <meta:generator>LibreOffice/3.4$Win32 LibreOffice_project/340m1$Build-203</meta:generator>
    <meta:document-statistic meta:table-count="3" meta:image-count="0" meta:object-count="0" meta:page-count="6" meta:paragraph-count="88" meta:word-count="266" meta:character-count="1796" meta:non-whitespace-character-count="1518"/>
  </office:meta>
</office:document-meta>
</file>